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styles.xml" manifest:media-type="text/xml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Pictures/100002010000040000000300309323F6FDEDE4CC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99cm" draw:shadow-offset-x="0.203cm" draw:shadow-offset-y="0.203cm" draw:shadow-opacity="50%"/>
    </style:style>
    <style:style style:name="gr2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797cm" draw:shadow-offset-x="0.203cm" draw:shadow-offset-y="0.203cm" draw:shadow-opacity="50%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draw:fill="solid" draw:fill-color="#ffccff" draw:opacity="50%" fo:min-height="11.378cm" draw:shadow-opacity="50%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ubbles-title">
      <style:graphic-properties draw:auto-grow-height="true" fo:min-height="3.506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>
      <style:graphic-properties draw:fill-color="#ffffff" draw:auto-grow-height="true" fo:min-height="1.69cm"/>
    </style:style>
    <style:style style:name="pr4" style:family="presentation" style:parent-style-name="Bubbles-subtitle" style:list-style-name="L2">
      <style:graphic-properties draw:fill-color="#ffffff" draw:auto-grow-height="true" fo:min-height="7.874cm"/>
    </style:style>
    <style:style style:name="pr5" style:family="presentation" style:parent-style-name="Bubbles-subtitle">
      <style:graphic-properties draw:fill-color="#ffffff" draw:auto-grow-height="true" fo:min-height="5.065cm"/>
    </style:style>
    <style:style style:name="pr6" style:family="presentation" style:parent-style-name="Bubbles-subtitle">
      <style:graphic-properties draw:fill-color="#ffffff" draw:auto-grow-height="true" fo:min-height="3.799cm"/>
    </style:style>
    <style:style style:name="pr7" style:family="presentation" style:parent-style-name="Bubbles-subtitle">
      <style:graphic-properties draw:fill-color="#ffffff" draw:auto-grow-height="true" fo:min-height="2.286cm"/>
    </style:style>
    <style:style style:name="pr8" style:family="presentation" style:parent-style-name="Bubbles-subtitle">
      <style:graphic-properties draw:fill-color="#ffff99" draw:auto-grow-height="true" fo:min-height="8.947cm"/>
    </style:style>
    <style:style style:name="pr9" style:family="presentation" style:parent-style-name="Bubbles-subtitle">
      <style:graphic-properties draw:fill-color="#ffffff" draw:auto-grow-height="true" fo:min-height="7.287cm"/>
    </style:style>
    <style:style style:name="pr10" style:family="presentation" style:parent-style-name="Bubbles-subtitle" style:list-style-name="L2">
      <style:graphic-properties draw:fill-color="#ffffff" draw:auto-grow-height="true" fo:min-height="12.7cm"/>
    </style:style>
    <style:style style:name="pr11" style:family="presentation" style:parent-style-name="Bubbles-subtitle" style:list-style-name="L2">
      <style:graphic-properties draw:fill-color="#ffffff" draw:auto-grow-height="true" fo:min-height="2.54cm"/>
    </style:style>
    <style:style style:name="pr12" style:family="presentation" style:parent-style-name="Bubbles-subtitle" style:list-style-name="L2">
      <style:graphic-properties draw:fill-color="#ffffff" draw:auto-grow-height="true" fo:min-height="11.43cm"/>
    </style:style>
    <style:style style:name="pr13" style:family="presentation" style:parent-style-name="Bubbles-subtitle" style:list-style-name="L2">
      <style:graphic-properties draw:fill-color="#ffffff" draw:auto-grow-height="true" fo:min-height="2.54cm"/>
    </style:style>
    <style:style style:name="P1" style:family="paragraph">
      <style:text-properties style:font-name="Ubuntu Condensed" fo:font-size="80pt" style:font-size-asian="80pt" style:font-size-complex="80pt"/>
    </style:style>
    <style:style style:name="P2" style:family="paragraph">
      <style:paragraph-properties fo:text-align="end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-color="#ffffff"/>
    </style:style>
    <style:style style:name="P7" style:family="paragraph">
      <style:text-properties style:font-name="Ubuntu Condensed" fo:font-size="60pt" style:font-size-asian="60pt" style:font-size-complex="60pt"/>
    </style:style>
    <style:style style:name="P8" style:family="paragraph">
      <loext:graphic-properties draw:fill-color="#ffffff"/>
      <style:text-properties style:font-name="Ubuntu" fo:font-size="32pt" fo:font-weight="bold" style:font-weight-asian="bold" style:font-weight-complex="bold"/>
    </style:style>
    <style:style style:name="P9" style:family="paragraph">
      <loext:graphic-properties draw:fill-color="#ffffff"/>
      <style:paragraph-properties fo:text-align="start"/>
      <style:text-properties style:font-name="Ubuntu" fo:font-size="32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start"/>
      <style:text-properties style:font-name="Ubuntu" fo:font-size="32pt" fo:font-weight="bold" style:font-weight-asian="bold" style:font-weight-complex="bold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  <style:paragraph-properties fo:text-align="center"/>
      <style:text-properties style:font-name="Ubuntu" fo:font-size="32pt" fo:font-style="italic" fo:font-weight="bold" style:font-style-asian="italic" style:font-weight-asian="bold" style:font-style-complex="italic" style:font-weight-complex="bold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-color="#ffffff"/>
      <style:paragraph-properties fo:text-align="center"/>
      <style:text-properties style:font-name="Ubuntu" fo:font-size="32pt"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-color="#ffff99"/>
      <style:paragraph-properties fo:text-align="start"/>
      <style:text-properties style:font-name="Ubuntu" fo:font-size="32pt" fo:font-weight="bold" style:font-weight-asian="bold" style:font-weight-complex="bold"/>
    </style:style>
    <style:style style:name="P18" style:family="paragraph">
      <style:paragraph-properties fo:text-align="start"/>
      <style:text-properties fo:font-size="32pt"/>
    </style:style>
    <style:style style:name="P19" style:family="paragraph">
      <loext:graphic-properties draw:fill="solid" draw:fill-color="#ffccff" draw:opacity="50%"/>
    </style:style>
    <style:style style:name="P20" style:family="paragraph">
      <style:paragraph-properties fo:text-align="center"/>
      <style:text-properties fo:font-style="italic" style:font-style-asian="italic" style:font-style-complex="italic"/>
    </style:style>
    <style:style style:name="P21" style:family="paragraph">
      <loext:graphic-properties draw:fill="none" draw:fill-color="#ffffff"/>
      <style:text-properties fo:font-style="italic" style:font-style-asian="italic" style:font-style-complex="italic"/>
    </style:style>
    <style:style style:name="P22" style:family="paragraph">
      <style:paragraph-properties fo:text-align="center"/>
      <style:text-properties fo:font-size="32pt"/>
    </style:style>
    <style:style style:name="T1" style:family="text">
      <style:text-properties style:font-name="Ubuntu Condensed" fo:font-size="66pt" style:font-size-asian="66pt" style:font-size-complex="66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Ubuntu Condensed" fo:font-size="60pt" style:font-size-asian="60pt" style:font-size-complex="60pt"/>
    </style:style>
    <style:style style:name="T5" style:family="text">
      <style:text-properties style:font-name="Ubuntu" fo:font-weight="bold" style:font-weight-asian="bold" style:font-weight-complex="bold"/>
    </style:style>
    <style:style style:name="T6" style:family="text">
      <style:text-properties style:font-name="Ubuntu"/>
    </style:style>
    <style:style style:name="T7" style:family="text">
      <style:text-properties style:font-name="Ubuntu" fo:font-weight="normal" style:font-weight-asian="normal" style:font-weight-complex="normal"/>
    </style:style>
    <style:style style:name="T8" style:family="text">
      <style:text-properties style:font-name="Ubuntu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font-name="Ubuntu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Ubuntu" fo:font-size="80pt" style:text-underline-style="solid" style:text-underline-width="auto" style:text-underline-color="font-color" style:font-size-asian="80pt" style:font-size-complex="80pt"/>
    </style:style>
    <style:style style:name="T11" style:family="text">
      <style:text-properties style:font-name="Ubuntu" fo:font-size="80pt" style:font-size-asian="80pt" style:font-size-complex="80pt"/>
    </style:style>
    <style:style style:name="T12" style:family="text">
      <style:text-properties style:font-name="Ubuntu" fo:font-size="24pt" fo:font-style="italic" style:font-size-asian="24pt" style:font-style-asian="italic" style:font-size-complex="24pt" style:font-style-complex="italic"/>
    </style:style>
    <style:style style:name="T13" style:family="text">
      <style:text-properties style:font-name="Ubuntu" fo:font-size="32pt" fo:font-weight="bold" style:font-weight-asian="bold" style:font-weight-complex="bold"/>
    </style:style>
    <style:style style:name="T14" style:family="text">
      <style:text-properties style:font-name="Ubuntu" fo:font-size="32pt" fo:font-weight="normal" style:font-weight-asian="normal" style:font-weight-complex="normal"/>
    </style:style>
    <style:style style:name="T15" style:family="text">
      <style:text-properties style:font-name="Ubuntu" fo:font-size="32pt"/>
    </style:style>
    <style:style style:name="T16" style:family="text">
      <style:text-properties fo:font-size="18pt"/>
    </style:style>
    <style:style style:name="T17" style:family="text">
      <style:text-properties style:font-name="Ubuntu" fo:font-size="22pt" fo:font-weight="normal" style:font-size-asian="22pt" style:font-weight-asian="normal" style:font-size-complex="22pt" style:font-weight-complex="normal"/>
    </style:style>
    <style:style style:name="T18" style:family="text">
      <style:text-properties style:font-name="Ubuntu Condensed" fo:font-size="32pt" style:font-size-asian="32pt" style:font-size-complex="32pt"/>
    </style:style>
    <style:style style:name="T19" style:family="text">
      <style:text-properties style:font-name="Ubuntu" fo:font-style="italic" style:font-style-asian="italic" style:font-style-complex="italic"/>
    </style:style>
    <style:style style:name="T20" style:family="text">
      <style:text-properties style:font-name="Ubuntu" fo:font-style="normal" style:font-style-asian="normal" style:font-style-complex="normal"/>
    </style:style>
    <style:style style:name="T21" style:family="text">
      <style:text-properties style:font-name="Ubuntu" fo:font-size="22pt" style:font-size-asian="22pt" style:font-size-complex="22pt"/>
    </style:style>
    <style:style style:name="T22" style:family="text">
      <style:text-properties style:font-name="Ubuntu" fo:font-size="22pt" fo:font-style="italic" style:font-size-asian="22pt" style:font-style-asian="italic" style:font-size-complex="22pt" style:font-style-complex="italic"/>
    </style:style>
    <style:style style:name="T23" style:family="text">
      <style:text-properties style:font-name="Ubuntu" fo:font-size="22pt" fo:font-style="normal" style:font-size-asian="22pt" style:font-style-asian="normal" style:font-size-complex="22pt" style:font-style-complex="normal"/>
    </style:style>
    <style:style style:name="T2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draw:frame presentation:style-name="pr1" draw:text-style-name="P1" draw:layer="layout" svg:width="25.199cm" svg:height="3.506cm" svg:x="1.4cm" svg:y="8.837cm" presentation:class="title" presentation:user-transformed="true">
          <draw:text-box>
            <text:p><text:span text:style-name="T1">Representati</text:span><text:span text:style-name="T1">ons of </text:span><text:span text:style-name="T1">Numbers</text:span></text:p>
          </draw:text-box>
        </draw:frame>
        <draw:frame draw:style-name="gr1" draw:text-style-name="P3" draw:layer="layout" svg:width="13.716cm" svg:height="0.649cm" svg:x="14.224cm" svg:y="19.919cm">
          <draw:text-box>
            <text:p text:style-name="P2"><text:span text:style-name="T2">Written by Rachel J. Morris, last updated </text:span><text:span text:style-name="T2"><text:date style:data-style-name="D1" text:date-value="2016-10-05">10/5/16</text:date></text:span></text:p>
          </draw:text-box>
        </draw:frame>
        <draw:frame draw:style-name="gr2" draw:text-style-name="P5" draw:layer="layout" svg:width="12.7cm" svg:height="1.047cm" svg:x="0.254cm" svg:y="19.558cm">
          <draw:text-box>
            <text:p text:style-name="P4"><text:span text:style-name="T3">Creative Commons Attribution-NonCommercial-ShareAlike 3.0 Unported </text:span><text:span text:style-name="T3">License. http://creativecommons.org/licenses/by-nc-sa/3.0/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Representatio</text:span><text:span text:style-name="T4">ns of </text:span><text:span text:style-name="T4">Numbers</text:span></text:p>
          </draw:text-box>
        </draw:frame>
        <draw:frame presentation:style-name="pr3" draw:text-style-name="P8" draw:layer="layout" svg:width="25.199cm" svg:height="1.69cm" svg:x="1.4cm" svg:y="4.914cm" presentation:class="subtitle" presentation:user-transformed="true">
          <draw:text-box>
            <text:p><text:span text:style-name="T5">This Chapter:</text:span></text:p>
          </draw:text-box>
        </draw:frame>
        <draw:frame presentation:style-name="pr4" draw:text-style-name="P9" draw:layer="layout" svg:width="19.558cm" svg:height="7.874cm" svg:x="4.318cm" svg:y="6.858cm">
          <draw:text-box>
            <text:list text:style-name="L2">
              <text:list-item>
                <text:p text:style-name="P4"><text:span text:style-name="T6"><text:s/></text:span><text:span text:style-name="T6">Converting </text:span><text:span text:style-name="T6">between binary, </text:span><text:span text:style-name="T6">hexadecimal, </text:span><text:span text:style-name="T6">decimal, and octal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Decimal </text:span><text:span text:style-name="T4">Numbers</text:span></text:p>
          </draw:text-box>
        </draw:frame>
        <draw:frame presentation:style-name="pr5" draw:text-style-name="P8" draw:layer="layout" svg:width="25.199cm" svg:height="5.065cm" svg:x="1.4cm" svg:y="4.227cm" presentation:class="subtitle" presentation:user-transformed="true">
          <draw:text-box>
            <text:p text:style-name="P4"><text:span text:style-name="T5">Definition:</text:span><text:span text:style-name="T7"> Given a </text:span><text:span text:style-name="T7">positive integer X, </text:span><text:span text:style-name="T7">the </text:span><text:span text:style-name="T8">decimal </text:span><text:span text:style-name="T8">representation</text:span><text:span text:style-name="T9"> for X </text:span><text:span text:style-name="T9">is a string consisting </text:span><text:span text:style-name="T9">of digits from {0, 1, 2, </text:span><text:span text:style-name="T9">3, 4, 5, 6, 7, 8, 9} that </text:span><text:span text:style-name="T9">looks like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, </text:span><text:span text:style-name="T9">where</text:span></text:p>
          </draw:text-box>
        </draw:frame>
        <draw:frame draw:style-name="gr4" draw:text-style-name="P10" draw:layer="layout" svg:width="4.672cm" svg:height="0.824cm" svg:x="3.81cm" svg:y="8.46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0" draw:layer="layout" svg:width="4.47cm" svg:height="2.108cm" svg:x="11.024cm" svg:y="10.66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0" draw:layer="layout" svg:width="13.331cm" svg:height="0.923cm" svg:x="7.497cm" svg:y="13.20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Decimal </text:span><text:span text:style-name="T4">Numbers</text:span></text:p>
          </draw:text-box>
        </draw:frame>
        <draw:frame presentation:style-name="pr6" draw:text-style-name="P11" draw:layer="layout" svg:width="21.844cm" svg:height="3.799cm" svg:x="2.54cm" svg:y="4.572cm" presentation:class="subtitle" presentation:user-transformed="true">
          <draw:text-box>
            <text:p text:style-name="P4"><text:span text:style-name="T6">Or, think of</text:span></text:p>
            <text:p text:style-name="P4"><text:span text:style-name="T6">As being the </text:span><text:span text:style-name="T6">different “places” of </text:span><text:span text:style-name="T6">a digit – </text:span></text:p>
            <text:p text:style-name="P4"><text:span text:style-name="T6">100s place, 10s place, </text:span><text:span text:style-name="T6">1s place, etc.</text:span></text:p>
          </draw:text-box>
        </draw:frame>
        <draw:frame draw:style-name="gr4" draw:text-style-name="P10" draw:layer="layout" svg:width="13.331cm" svg:height="0.923cm" svg:x="8.513cm" svg:y="4.66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6" draw:text-style-name="P11" draw:layer="layout" svg:width="21.844cm" svg:height="3.799cm" svg:x="2.54cm" svg:y="8.144cm">
          <draw:text-box>
            <text:p text:style-name="P10"><text:span text:style-name="T10">5</text:span><text:span text:style-name="T11"><text:tab/></text:span><text:span text:style-name="T11"><text:tab/></text:span><text:span text:style-name="T10">3</text:span><text:span text:style-name="T11"><text:tab/></text:span><text:span text:style-name="T11"><text:tab/></text:span><text:span text:style-name="T10">2</text:span><text:span text:style-name="T11"><text:tab/></text:span><text:span text:style-name="T11"><text:tab/></text:span><text:span text:style-name="T10">1</text:span></text:p>
          </draw:text-box>
        </draw:frame>
        <draw:frame draw:style-name="gr5" draw:text-style-name="P12" draw:layer="layout" svg:width="5.842cm" svg:height="0.962cm" draw:transform="rotate (-1.57254165604689) translate (8.338cm 11.702cm)">
          <draw:text-box>
            <text:p>Thousands place</text:p>
          </draw:text-box>
        </draw:frame>
        <draw:frame draw:style-name="gr5" draw:text-style-name="P12" draw:layer="layout" svg:width="5.842cm" svg:height="0.962cm" draw:transform="rotate (-1.57254165604689) translate (11.938cm 11.702cm)">
          <draw:text-box>
            <text:p>Hundreds place</text:p>
          </draw:text-box>
        </draw:frame>
        <draw:frame draw:style-name="gr5" draw:text-style-name="P12" draw:layer="layout" svg:width="5.842cm" svg:height="0.962cm" draw:transform="rotate (-1.57254165604689) translate (15.748cm 11.702cm)">
          <draw:text-box>
            <text:p>Tens place</text:p>
          </draw:text-box>
        </draw:frame>
        <draw:frame draw:style-name="gr5" draw:text-style-name="P12" draw:layer="layout" svg:width="5.842cm" svg:height="0.962cm" draw:transform="rotate (-1.57254165604689) translate (19.558cm 11.945cm)">
          <draw:text-box>
            <text:p>Ones place</text:p>
          </draw:text-box>
        </draw:frame>
        <draw:frame presentation:style-name="pr6" draw:text-style-name="P13" draw:layer="layout" svg:width="21.844cm" svg:height="3.799cm" svg:x="3.302cm" svg:y="16.002cm">
          <draw:text-box>
            <text:p text:style-name="P10"><text:span text:style-name="T12">Is essentially 5x1000 + 3x100 </text:span><text:span text:style-name="T12">+ 2x10 + 1x1</text:span></text:p>
          </draw:text-box>
        </draw:frame>
        <draw:frame draw:style-name="gr4" draw:text-style-name="P10" draw:layer="layout" svg:width="1.139cm" svg:height="0.785cm" svg:x="21.082cm" svg:y="18.51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0" draw:layer="layout" svg:width="1.125cm" svg:height="0.785cm" svg:x="18.941cm" svg:y="18.54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10" draw:layer="layout" svg:width="1.139cm" svg:height="0.785cm" svg:x="16.133cm" svg:y="18.519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10" draw:layer="layout" svg:width="1.146cm" svg:height="0.785cm" svg:x="12.824cm" svg:y="18.519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Binary </text:span><text:span text:style-name="T4">Numbers</text:span></text:p>
          </draw:text-box>
        </draw:frame>
        <draw:frame presentation:style-name="pr5" draw:text-style-name="P11" draw:layer="layout" svg:width="25.199cm" svg:height="5.065cm" svg:x="1.4cm" svg:y="4.227cm" presentation:class="subtitle" presentation:user-transformed="true">
          <draw:text-box>
            <text:p text:style-name="P4"><text:span text:style-name="T13">Definition:</text:span><text:span text:style-name="T14"> The base-</text:span><text:span text:style-name="T14">two (binary) </text:span><text:span text:style-name="T14">representation of a </text:span><text:span text:style-name="T14">positive integer X is a </text:span><text:span text:style-name="T14">string consisting of </text:span><text:span text:style-name="T14">the digits from {0, 1} </text:span><text:span text:style-name="T14">that looks like</text:span></text:p>
            <text:p text:style-name="P4"><text:span text:style-name="T14">where</text:span></text:p>
          </draw:text-box>
        </draw:frame>
        <draw:frame draw:style-name="gr4" draw:text-style-name="P10" draw:layer="layout" svg:width="5.994cm" svg:height="1.092cm" svg:x="18.034cm" svg:y="7.112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10" draw:layer="layout" svg:width="4.04cm" svg:height="2.108cm" svg:x="12.216cm" svg:y="9.906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10" draw:layer="layout" svg:width="11.626cm" svg:height="0.923cm" svg:x="8.44cm" svg:y="13.047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Binary </text:span><text:span text:style-name="T4">Numbers</text:span></text:p>
          </draw:text-box>
        </draw:frame>
        <draw:frame presentation:style-name="pr7" draw:text-style-name="P11" draw:layer="layout" svg:width="21.844cm" svg:height="2.286cm" svg:x="2.54cm" svg:y="4.572cm" presentation:class="subtitle" presentation:user-transformed="true">
          <draw:text-box>
            <text:p text:style-name="P4"><text:span text:style-name="T15">So for binary </text:span><text:span text:style-name="T15">numbers, the break </text:span><text:span text:style-name="T15">down is:</text:span></text:p>
          </draw:text-box>
        </draw:frame>
        <draw:frame presentation:style-name="pr6" draw:text-style-name="P15" draw:layer="layout" svg:width="21.844cm" svg:height="3.799cm" svg:x="2.54cm" svg:y="6.144cm">
          <draw:text-box>
            <text:p text:style-name="P10"><text:span text:style-name="T10">1</text:span><text:span text:style-name="T11"><text:tab/></text:span><text:span text:style-name="T11"><text:tab/></text:span><text:span text:style-name="T10">0</text:span><text:span text:style-name="T11"><text:tab/></text:span><text:span text:style-name="T11"><text:tab/></text:span><text:span text:style-name="T10">1</text:span><text:span text:style-name="T11"><text:tab/></text:span><text:span text:style-name="T11"><text:tab/></text:span><text:span text:style-name="T10">1</text:span></text:p>
          </draw:text-box>
        </draw:frame>
        <draw:frame draw:style-name="gr5" draw:text-style-name="P16" draw:layer="layout" svg:width="5.842cm" svg:height="0.962cm" draw:transform="rotate (-1.57254165604689) translate (8.338cm 9.702cm)">
          <draw:text-box>
            <text:p><text:span text:style-name="T16">Eights place</text:span></text:p>
          </draw:text-box>
        </draw:frame>
        <draw:frame draw:style-name="gr5" draw:text-style-name="P16" draw:layer="layout" svg:width="5.842cm" svg:height="0.962cm" draw:transform="rotate (-1.57254165604689) translate (11.938cm 9.702cm)">
          <draw:text-box>
            <text:p><text:span text:style-name="T16">Fours place</text:span></text:p>
          </draw:text-box>
        </draw:frame>
        <draw:frame draw:style-name="gr5" draw:text-style-name="P16" draw:layer="layout" svg:width="5.842cm" svg:height="0.962cm" draw:transform="rotate (-1.57254165604689) translate (15.748cm 9.702cm)">
          <draw:text-box>
            <text:p><text:span text:style-name="T16">Twos place</text:span></text:p>
          </draw:text-box>
        </draw:frame>
        <draw:frame draw:style-name="gr5" draw:text-style-name="P16" draw:layer="layout" svg:width="5.842cm" svg:height="0.962cm" draw:transform="rotate (-1.57254165604689) translate (19.558cm 9.945cm)">
          <draw:text-box>
            <text:p><text:span text:style-name="T16">Ones place</text:span></text:p>
          </draw:text-box>
        </draw:frame>
        <draw:frame presentation:style-name="pr6" draw:text-style-name="P13" draw:layer="layout" svg:width="21.844cm" svg:height="3.799cm" svg:x="3.302cm" svg:y="14.002cm">
          <draw:text-box>
            <text:p text:style-name="P10"><text:span text:style-name="T12">And this is 1x8 + 0x4 + 1x2 + </text:span><text:span text:style-name="T12">1x1 = 8 + 2 + 1 = 11</text:span></text:p>
          </draw:text-box>
        </draw:frame>
        <draw:frame draw:style-name="gr4" draw:text-style-name="P10" draw:layer="layout" svg:width="0.811cm" svg:height="0.785cm" svg:x="16.51cm" svg:y="16.51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text-style-name="P10" draw:layer="layout" svg:width="0.804cm" svg:height="0.785cm" svg:x="14.436cm" svg:y="16.51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text-style-name="P10" draw:layer="layout" svg:width="0.816cm" svg:height="0.785cm" svg:x="12.192cm" svg:y="16.487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4" draw:text-style-name="P10" draw:layer="layout" svg:width="0.823cm" svg:height="0.785cm" svg:x="9.845cm" svg:y="16.487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Numbers</text:span></text:p>
          </draw:text-box>
        </draw:frame>
        <draw:frame presentation:style-name="pr8" draw:text-style-name="P17" draw:layer="layout" svg:width="14.856cm" svg:height="8.947cm" svg:x="2.286cm" svg:y="4.343cm" presentation:class="subtitle" presentation:user-transformed="true">
          <draw:text-box>
            <text:p text:style-name="P4"><text:span text:style-name="T14">Hexadecimal is base-</text:span><text:span text:style-name="T14">16</text:span></text:p>
            <text:p text:style-name="P4"><text:span text:style-name="T14"><text:tab/></text:span><text:span text:style-name="T17">The set of numbers is </text:span></text:p>
            <text:p text:style-name="P4"><text:span text:style-name="T17"><text:tab/></text:span><text:span text:style-name="T17">{0, 1, 2, 3, 4, 5, 6, 7, 8, 9, A, B, </text:span><text:span text:style-name="T17">C, D, E, F}</text:span></text:p>
            <text:p text:style-name="P4"><text:span text:style-name="T14"/></text:p>
            <text:p text:style-name="P4"><text:span text:style-name="T14">Decimal is base-10</text:span></text:p>
            <text:p text:style-name="P4"><text:span text:style-name="T14"><text:tab/></text:span><text:span text:style-name="T17">The set of numbers is</text:span></text:p>
            <text:p text:style-name="P4"><text:span text:style-name="T17"><text:tab/></text:span><text:span text:style-name="T17">{0, 1, 2, 3, 4, 5, 6, 7, 8, 9}</text:span></text:p>
            <text:p text:style-name="P4"><text:span text:style-name="T17"/></text:p>
          </draw:text-box>
        </draw:frame>
        <draw:frame presentation:style-name="pr9" draw:text-style-name="P11" draw:layer="layout" svg:width="10.414cm" svg:height="7.287cm" svg:x="15.494cm" svg:y="8.944cm">
          <draw:text-box>
            <text:p text:style-name="P4"><text:span text:style-name="T14">Octal is base-8</text:span></text:p>
            <text:p text:style-name="P4"><text:span text:style-name="T17"><text:tab/></text:span><text:span text:style-name="T17">The set of numbers is</text:span></text:p>
            <text:p text:style-name="P4"><text:span text:style-name="T17"><text:tab/></text:span><text:span text:style-name="T17">{0, 1, 2, 3, 4, 5, 6, 7}</text:span></text:p>
            <text:p text:style-name="P4"><text:span text:style-name="T14"/></text:p>
            <text:p text:style-name="P4"><text:span text:style-name="T14">Binary is base-2</text:span></text:p>
            <text:p text:style-name="P4"><text:span text:style-name="T17"><text:tab/></text:span><text:span text:style-name="T17">The set of numbers is</text:span></text:p>
            <text:p text:style-name="P4"><text:span text:style-name="T17"><text:tab/></text:span><text:span text:style-name="T17">{0, 1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18">Algorithm for writing a </text:span><text:span text:style-name="T18">number in base-two</text:span></text:p>
          </draw:text-box>
        </draw:frame>
        <draw:frame presentation:style-name="pr10" draw:text-style-name="P9" draw:layer="layout" svg:width="24.892cm" svg:height="12.7cm" svg:x="1.778cm" svg:y="3.556cm">
          <draw:text-box>
            <text:list text:style-name="L2">
              <text:list-item>
                <text:p text:style-name="P18"><text:span text:style-name="T6">Input a natural </text:span><text:span text:style-name="T6">number </text:span><text:span text:style-name="T19">n</text:span><text:span text:style-name="T20">.</text:span></text:p>
              </text:list-item>
              <text:list-item>
                <text:p text:style-name="P18"><text:span text:style-name="T20">While </text:span><text:span text:style-name="T19">n &gt; 0</text:span><text:span text:style-name="T20">, do the </text:span><text:span text:style-name="T20">following:</text:span></text:p>
                <text:list>
                  <text:list-item>
                    <text:p text:style-name="P18"><text:span text:style-name="T20">Divide </text:span><text:span text:style-name="T19">n</text:span><text:span text:style-name="T20"> by 2 and </text:span><text:span text:style-name="T20">get a quotient </text:span><text:span text:style-name="T19">q</text:span><text:span text:style-name="T20"> </text:span><text:span text:style-name="T20">and remainder </text:span><text:span text:style-name="T19">r</text:span><text:span text:style-name="T20">.</text:span></text:p>
                  </text:list-item>
                  <text:list-item>
                    <text:p text:style-name="P18"><text:span text:style-name="T20">Write </text:span><text:span text:style-name="T19">r</text:span><text:span text:style-name="T20"> as the </text:span><text:span text:style-name="T20">next (right-to-left) </text:span><text:span text:style-name="T20">digit.</text:span></text:p>
                  </text:list-item>
                  <text:list-item>
                    <text:p text:style-name="P18"><text:span text:style-name="T20">Replace the value </text:span><text:span text:style-name="T20">of </text:span><text:span text:style-name="T19">n</text:span><text:span text:style-name="T20"> with </text:span><text:span text:style-name="T19">q</text:span><text:span text:style-name="T20">, and </text:span><text:span text:style-name="T20">repea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18">Algorithm for writing a </text:span><text:span text:style-name="T18">number in base-two</text:span></text:p>
          </draw:text-box>
        </draw:frame>
        <draw:frame presentation:style-name="pr11" draw:text-style-name="P9" draw:layer="layout" svg:width="24.892cm" svg:height="2.54cm" svg:x="1.778cm" svg:y="3.556cm">
          <draw:text-box>
            <text:p text:style-name="P18"><text:span text:style-name="T6">In programming </text:span><text:span text:style-name="T6">terms...</text:span></text:p>
          </draw:text-box>
        </draw:frame>
        <draw:frame draw:style-name="gr6" draw:text-style-name="P19" draw:layer="layout" svg:width="11.543cm" svg:height="11.628cm" svg:x="2.54cm" svg:y="5.898cm">
          <draw:text-box>
            <text:p>string DecToBinary( int n )</text:p>
            <text:p>{</text:p>
            <text:p><text:tab/>string binary = "";</text:p>
            <text:p><text:tab/></text:p>
            <text:p><text:tab/>while ( n &gt; 0 )</text:p>
            <text:p><text:tab/>{</text:p>
            <text:p><text:tab/><text:tab/>int q, r;</text:p>
            <text:p><text:tab/><text:tab/>q = n / 2;</text:p>
            <text:p><text:tab/><text:tab/>r = n % 2;</text:p>
            <text:p><text:tab/><text:tab/></text:p>
            <text:p><text:tab/><text:tab/>binary = to_string( r ) + binary;</text:p>
            <text:p><text:tab/><text:tab/>n = q;</text:p>
            <text:p><text:tab/>}</text:p>
            <text:p><text:tab/></text:p>
            <text:p><text:tab/>return binary;</text:p>
            <text:p>}</text:p>
          </draw:text-box>
        </draw:frame>
        <draw:frame presentation:style-name="pr12" draw:text-style-name="P9" draw:layer="layout" svg:width="11.176cm" svg:height="11.43cm" svg:x="14.986cm" svg:y="5.842cm">
          <draw:text-box>
            <text:list text:style-name="L2">
              <text:list-item>
                <text:p text:style-name="P18"><text:span text:style-name="T21">Input a natural number </text:span><text:span text:style-name="T22">n</text:span><text:span text:style-name="T23">.</text:span><text:span text:style-name="T23"><text:line-break/></text:span><text:span text:style-name="T23"/></text:p>
              </text:list-item>
              <text:list-item>
                <text:p text:style-name="P18"><text:span text:style-name="T23">While </text:span><text:span text:style-name="T22">n &gt; 0</text:span><text:span text:style-name="T23">, do the following:</text:span><text:span text:style-name="T23"><text:line-break/></text:span><text:span text:style-name="T23"/></text:p>
                <text:list>
                  <text:list-item>
                    <text:p text:style-name="P18"><text:span text:style-name="T23">Divide </text:span><text:span text:style-name="T22">n</text:span><text:span text:style-name="T23"> by 2 and get a </text:span><text:span text:style-name="T23">quotient </text:span><text:span text:style-name="T22">q</text:span><text:span text:style-name="T23"> and remainder </text:span><text:span text:style-name="T22">r</text:span><text:span text:style-name="T23">.</text:span><text:span text:style-name="T23"><text:line-break/></text:span><text:span text:style-name="T23"/></text:p>
                  </text:list-item>
                  <text:list-item>
                    <text:p text:style-name="P18"><text:span text:style-name="T23">Write </text:span><text:span text:style-name="T22">r</text:span><text:span text:style-name="T23"> as the next (right-to-</text:span><text:span text:style-name="T23">left) digit.</text:span><text:span text:style-name="T23"><text:line-break/></text:span><text:span text:style-name="T23"/></text:p>
                  </text:list-item>
                  <text:list-item>
                    <text:p text:style-name="P18"><text:span text:style-name="T23">Replace the value of </text:span><text:span text:style-name="T22">n</text:span><text:span text:style-name="T23"> with </text:span><text:span text:style-name="T22">q</text:span><text:span text:style-name="T23">, and repeat.</text:span></text:p>
                  </text:list-item>
                </text:list>
              </text:list-item>
            </text:list>
          </draw:text-box>
        </draw:frame>
        <draw:frame draw:style-name="gr7" draw:text-style-name="P21" draw:layer="layout" svg:width="11.543cm" svg:height="0.962cm" svg:x="2.54cm" svg:y="17.526cm">
          <draw:text-box>
            <text:p text:style-name="P20"><text:span text:style-name="T24">C++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18">Algorithm for writing a number in base-two</text:span></text:p>
          </draw:text-box>
        </draw:frame>
        <draw:frame presentation:style-name="pr13" draw:text-style-name="P9" draw:layer="layout" svg:width="24.892cm" svg:height="2.54cm" svg:x="1.524cm" svg:y="8.89cm">
          <draw:text-box>
            <text:p text:style-name="P22"><text:span text:style-name="T6">Examples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40000000300309323F6FDEDE4C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ackground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ubbles" style:page-layout-name="PM1" draw:style-name="Mdp1">
      <draw:frame presentation:style-name="Bubbles-title" draw:layer="backgroundobjects" svg:width="25.199cm" svg:height="3.506cm" svg:x="1.4cm" svg:y="0.837cm" presentation:class="title" presentation:placeholder="true">
        <draw:text-box/>
      </draw:frame>
      <draw:frame presentation:style-name="Bubbl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6-10-05T23:46:38.819333440</dc:date>
    <meta:editing-duration>PT5H38M16S</meta:editing-duration>
    <meta:editing-cycles>283</meta:editing-cycles>
    <meta:generator>LibreOffice/5.1.4.2$Linux_X86_64 LibreOffice_project/10m0$Build-2</meta:generator>
    <meta:document-statistic meta:object-count="94"/>
  </office:meta>
</office:document-meta>
</file>

<file path=Object 1/content.xml><?xml version="1.0" encoding="utf-8"?>
<math xmlns="http://www.w3.org/1998/Math/MathML" display="block">
  <semantics>
    <mrow>
      <msub>
        <mi>d</mi>
        <mi>n</mi>
      </msub>
      <msub>
        <mi>d</mi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</msub>
      <mn>...</mn>
      <msub>
        <mi>d</mi>
        <mn>2</mn>
      </msub>
      <msub>
        <mi>d</mi>
        <mn>1</mn>
      </msub>
      <msub>
        <mi>d</mi>
        <mn>0</mn>
      </msub>
    </mrow>
    <annotation encoding="StarMath 5.0">d_n d_( n-1 ) ... d_2 d_1 d_0</annotation>
  </semantics>
</math>
</file>

<file path=Object 12/content.xml><?xml version="1.0" encoding="utf-8"?>
<math xmlns="http://www.w3.org/1998/Math/MathML" display="block">
  <semantics>
    <mrow>
      <msub>
        <mi>b</mi>
        <mi>n</mi>
      </msub>
      <msub>
        <mi>b</mi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</msub>
      <mn>...</mn>
      <msub>
        <mi>b</mi>
        <mn>2</mn>
      </msub>
      <msub>
        <mi>b</mi>
        <mn>1</mn>
      </msub>
      <msub>
        <mi>b</mi>
        <mn>0</mn>
      </msub>
    </mrow>
    <annotation encoding="StarMath 5.0">b_n b_( n-1 ) ... b_2 b_1 b_0</annotation>
  </semantics>
</math>
</file>

<file path=Object 13/content.xml><?xml version="1.0" encoding="utf-8"?>
<math xmlns="http://www.w3.org/1998/Math/MathML" display="block">
  <semantics>
    <mrow>
      <mi>X</mi>
      <mo stretchy="false">=</mo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sub>
            <mi>b</mi>
            <mi>i</mi>
          </msub>
        </mrow>
        <mo stretchy="false">⋅</mo>
        <msup>
          <mn>2</mn>
          <mi>i</mi>
        </msup>
      </mrow>
    </mrow>
    <annotation encoding="StarMath 5.0">X = sum from{i=0} to{n} b_i cdot 2^i</annotation>
  </semantics>
</math>
</file>

<file path=Object 14/content.xml><?xml version="1.0" encoding="utf-8"?>
<math xmlns="http://www.w3.org/1998/Math/MathML" display="block">
  <semantics>
    <mrow>
      <mrow/>
      <mo stretchy="false">=</mo>
      <mrow>
        <mrow>
          <msub>
            <mi>d</mi>
            <mi>b</mi>
          </msub>
          <mo stretchy="false">⋅</mo>
          <msup>
            <mn>2</mn>
            <mi>n</mi>
          </msup>
        </mrow>
        <mo stretchy="false">+</mo>
        <msub>
          <mi>b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sub>
        <mo stretchy="false">+</mo>
        <msup>
          <mn>2</mn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sup>
        <mo stretchy="false">+</mo>
        <mn>...</mn>
        <mo stretchy="false">+</mo>
        <mrow>
          <msub>
            <mi>b</mi>
            <mn>2</mn>
          </msub>
          <mo stretchy="false">⋅</mo>
          <msup>
            <mn>2</mn>
            <mn>2</mn>
          </msup>
        </mrow>
        <mo stretchy="false">+</mo>
        <mrow>
          <msub>
            <mi>b</mi>
            <mn>1</mn>
          </msub>
          <mo stretchy="false">⋅</mo>
          <msup>
            <mn>2</mn>
            <mn>1</mn>
          </msup>
        </mrow>
        <mo stretchy="false">+</mo>
        <mrow>
          <msub>
            <mi>b</mi>
            <mn>0</mn>
          </msub>
          <mo stretchy="false">⋅</mo>
          <msup>
            <mn>2</mn>
            <mn>0</mn>
          </msup>
        </mrow>
      </mrow>
    </mrow>
    <annotation encoding="StarMath 5.0">{} = d_b cdot 2^n + b_( n-1 ) + 2^( n-1 ) + ... + b_2 cdot 2^2 + b_1 cdot 2^1 + b_0 cdot 2^0</annotation>
  </semantics>
</math>
</file>

<file path=Object 18/content.xml><?xml version="1.0" encoding="utf-8"?>
<math xmlns="http://www.w3.org/1998/Math/MathML" display="block">
  <semantics>
    <msup>
      <mn>2</mn>
      <mn>0</mn>
    </msup>
    <annotation encoding="StarMath 5.0">2^0</annotation>
  </semantics>
</math>
</file>

<file path=Object 19/content.xml><?xml version="1.0" encoding="utf-8"?>
<math xmlns="http://www.w3.org/1998/Math/MathML" display="block">
  <semantics>
    <msup>
      <mn>2</mn>
      <mn>1</mn>
    </msup>
    <annotation encoding="StarMath 5.0">2^1</annotation>
  </semantics>
</math>
</file>

<file path=Object 2/content.xml><?xml version="1.0" encoding="utf-8"?>
<math xmlns="http://www.w3.org/1998/Math/MathML" display="block">
  <semantics>
    <mrow>
      <mi>X</mi>
      <mo stretchy="false">=</mo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sub>
            <mi>d</mi>
            <mi>i</mi>
          </msub>
        </mrow>
        <mo stretchy="false">⋅</mo>
        <msup>
          <mn>10</mn>
          <mi>i</mi>
        </msup>
      </mrow>
    </mrow>
    <annotation encoding="StarMath 5.0">X = sum from{i=0} to{n} d_i cdot 10^i</annotation>
  </semantics>
</math>
</file>

<file path=Object 20/content.xml><?xml version="1.0" encoding="utf-8"?>
<math xmlns="http://www.w3.org/1998/Math/MathML" display="block">
  <semantics>
    <msup>
      <mn>2</mn>
      <mn>2</mn>
    </msup>
    <annotation encoding="StarMath 5.0">2^2</annotation>
  </semantics>
</math>
</file>

<file path=Object 21/content.xml><?xml version="1.0" encoding="utf-8"?>
<math xmlns="http://www.w3.org/1998/Math/MathML" display="block">
  <semantics>
    <msup>
      <mn>2</mn>
      <mn>3</mn>
    </msup>
    <annotation encoding="StarMath 5.0">2^3</annotation>
  </semantics>
</math>
</file>

<file path=Object 3/content.xml><?xml version="1.0" encoding="utf-8"?>
<math xmlns="http://www.w3.org/1998/Math/MathML" display="block">
  <semantics>
    <mrow>
      <mrow/>
      <mo stretchy="false">=</mo>
      <mrow>
        <mrow>
          <msub>
            <mi>d</mi>
            <mi>n</mi>
          </msub>
          <mo stretchy="false">⋅</mo>
          <msup>
            <mn>10</mn>
            <mi>n</mi>
          </msup>
        </mrow>
        <mo stretchy="false">+</mo>
        <msub>
          <mi>d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sub>
        <mo stretchy="false">+</mo>
        <msup>
          <mn>10</mn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sup>
        <mo stretchy="false">+</mo>
        <mn>...</mn>
        <mo stretchy="false">+</mo>
        <mrow>
          <msub>
            <mi>d</mi>
            <mn>2</mn>
          </msub>
          <mo stretchy="false">⋅</mo>
          <msup>
            <mn>10</mn>
            <mn>2</mn>
          </msup>
        </mrow>
        <mo stretchy="false">+</mo>
        <mrow>
          <msub>
            <mi>d</mi>
            <mn>1</mn>
          </msub>
          <mo stretchy="false">⋅</mo>
          <msup>
            <mn>10</mn>
            <mn>1</mn>
          </msup>
        </mrow>
        <mo stretchy="false">+</mo>
        <mrow>
          <msub>
            <mi>d</mi>
            <mn>0</mn>
          </msub>
          <mo stretchy="false">⋅</mo>
          <msup>
            <mn>10</mn>
            <mn>0</mn>
          </msup>
        </mrow>
      </mrow>
    </mrow>
    <annotation encoding="StarMath 5.0">{} = d_n cdot 10^n + d_( n-1 ) + 10^( n-1 ) + ... + d_2 cdot 10^2 + d_1 cdot 10^1 + d_0 cdot 10^0</annotation>
  </semantics>
</math>
</file>

<file path=Object 4/content.xml><?xml version="1.0" encoding="utf-8"?>
<math xmlns="http://www.w3.org/1998/Math/MathML" display="block">
  <semantics>
    <msup>
      <mn>10</mn>
      <mn>0</mn>
    </msup>
    <annotation encoding="StarMath 5.0">10^0</annotation>
  </semantics>
</math>
</file>

<file path=Object 5/content.xml><?xml version="1.0" encoding="utf-8"?>
<math xmlns="http://www.w3.org/1998/Math/MathML" display="block">
  <semantics>
    <msup>
      <mn>10</mn>
      <mn>1</mn>
    </msup>
    <annotation encoding="StarMath 5.0">10^1</annotation>
  </semantics>
</math>
</file>

<file path=Object 6/content.xml><?xml version="1.0" encoding="utf-8"?>
<math xmlns="http://www.w3.org/1998/Math/MathML" display="block">
  <semantics>
    <mrow>
      <mrow/>
      <mo stretchy="false">=</mo>
      <mrow>
        <mrow>
          <msub>
            <mi>d</mi>
            <mi>n</mi>
          </msub>
          <mo stretchy="false">⋅</mo>
          <msup>
            <mn>10</mn>
            <mi>n</mi>
          </msup>
        </mrow>
        <mo stretchy="false">+</mo>
        <msub>
          <mi>d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sub>
        <mo stretchy="false">+</mo>
        <msup>
          <mn>10</mn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sup>
        <mo stretchy="false">+</mo>
        <mn>...</mn>
        <mo stretchy="false">+</mo>
        <mrow>
          <msub>
            <mi>d</mi>
            <mn>2</mn>
          </msub>
          <mo stretchy="false">⋅</mo>
          <msup>
            <mn>10</mn>
            <mn>2</mn>
          </msup>
        </mrow>
        <mo stretchy="false">+</mo>
        <mrow>
          <msub>
            <mi>d</mi>
            <mn>1</mn>
          </msub>
          <mo stretchy="false">⋅</mo>
          <msup>
            <mn>10</mn>
            <mn>1</mn>
          </msup>
        </mrow>
        <mo stretchy="false">+</mo>
        <mrow>
          <msub>
            <mi>d</mi>
            <mn>0</mn>
          </msub>
          <mo stretchy="false">⋅</mo>
          <msup>
            <mn>10</mn>
            <mn>0</mn>
          </msup>
        </mrow>
      </mrow>
    </mrow>
    <annotation encoding="StarMath 5.0">{} = d_n cdot 10^n + d_( n-1 ) + 10^( n-1 ) + ... + d_2 cdot 10^2 + d_1 cdot 10^1 + d_0 cdot 10^0</annotation>
  </semantics>
</math>
</file>

<file path=Object 7/content.xml><?xml version="1.0" encoding="utf-8"?>
<math xmlns="http://www.w3.org/1998/Math/MathML" display="block">
  <semantics>
    <msup>
      <mn>10</mn>
      <mn>2</mn>
    </msup>
    <annotation encoding="StarMath 5.0">10^2</annotation>
  </semantics>
</math>
</file>

<file path=Object 8/content.xml><?xml version="1.0" encoding="utf-8"?>
<math xmlns="http://www.w3.org/1998/Math/MathML" display="block">
  <semantics>
    <msup>
      <mn>10</mn>
      <mn>3</mn>
    </msup>
    <annotation encoding="StarMath 5.0">10^3</annotation>
  </semantics>
</math>
</file>